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0.9528in"/>
    </style:style>
    <style:style style:name="co10" style:family="table-column">
      <style:table-column-properties fo:break-before="auto" style:column-width="1.6201in"/>
    </style:style>
    <style:style style:name="co11" style:family="table-column">
      <style:table-column-properties fo:break-before="auto" style:column-width="2.584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number-columns-repeated="6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1"/>
        <table:table-column table:style-name="co11" table:default-cell-style-name="ce1"/>
        <table:table-column table:style-name="co7" table:number-columns-repeated="1007" table:default-cell-style-name="ce1"/>
        <table:table-row table:style-name="ro1">
          <table:table-cell table:number-columns-repeated="7"/>
          <table:table-cell table:style-name="ce7" office:value-type="string" calcext:value-type="string">
            <text:p>Quiz Signs Research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Zodiac</text:p>
          </table:table-cell>
          <table:table-cell table:number-columns-repeated="2" table:style-name="ce2" office:value-type="string" calcext:value-type="string">
            <text:p>Key</text:p>
          </table:table-cell>
          <table:table-cell table:style-name="ce2"/>
          <table:table-cell table:style-name="ce2" office:value-type="string" calcext:value-type="string">
            <text:p>Personality</text:p>
          </table:table-cell>
          <table:table-cell table:style-name="ce14" office:value-type="string" calcext:value-type="string">
            <text:p>Astrol</text:p>
          </table:table-cell>
          <table:table-cell table:style-name="ce14" office:value-type="string" calcext:value-type="string">
            <text:p>Secret</text:p>
          </table:table-cell>
          <table:table-cell table:style-name="ce14" office:value-type="string" calcext:value-type="string">
            <text:p>Born for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Essen</text:p>
          </table:table-cell>
          <table:table-cell table:style-name="ce14" office:value-type="string" calcext:value-type="string" table:number-columns-spanned="3" table:number-rows-spanned="1">
            <text:p>Only Ast Book</text:p>
          </table:table-cell>
          <table:covered-table-cell table:number-columns-repeated="2" table:style-name="ce14"/>
          <table:table-cell table:style-name="ce14" office:value-type="string" calcext:value-type="string">
            <text:p>Total</text:p>
          </table:table-cell>
          <table:table-cell table:style-name="ce8" table:number-columns-repeated="2"/>
          <table:table-cell table:number-columns-repeated="1007"/>
        </table:table-row>
        <table:table-row table:style-name="ro3">
          <table:table-cell table:style-name="ce2" office:value-type="string" calcext:value-type="string">
            <text:p>Sign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hrase</text:p>
          </table:table-cell>
          <table:table-cell table:style-name="ce2" office:value-type="string" calcext:value-type="string">
            <text:p>Aspiration</text:p>
          </table:table-cell>
          <table:table-cell table:style-name="ce2" office:value-type="string" calcext:value-type="string">
            <text:p>Trait</text:p>
          </table:table-cell>
          <table:table-cell table:style-name="ce14" office:value-type="string" calcext:value-type="string">
            <text:p>for Begs</text:p>
          </table:table-cell>
          <table:table-cell table:style-name="ce14" office:value-type="string" calcext:value-type="string">
            <text:p>Lang</text:p>
          </table:table-cell>
          <table:table-cell table:style-name="ce14" office:value-type="string" calcext:value-type="string">
            <text:p>This</text:p>
          </table:table-cell>
          <table:table-cell table:number-columns-repeated="2" table:style-name="ce14" office:value-type="string" calcext:value-type="string">
            <text:p>Signs</text:p>
          </table:table-cell>
          <table:table-cell table:style-name="ce14" office:value-type="string" calcext:value-type="string">
            <text:p>Astrol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Ascend</text:p>
          </table:table-cell>
          <table:table-cell table:style-name="ce14" office:value-type="string" calcext:value-type="string">
            <text:p>Mentions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Comments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Aries</text:p>
          </table:table-cell>
          <table:table-cell office:value-type="string" calcext:value-type="string">
            <text:p>Action</text:p>
          </table:table-cell>
          <table:table-cell table:number-columns-repeated="3"/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Urgently</text:p>
          </table:table-cell>
          <table:table-cell table:number-columns-repeated="3"/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am</text:p>
          </table:table-cell>
          <table:table-cell table:style-name="Default"/>
          <table:table-cell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ntrol</text:p>
          </table:table-cell>
          <table:table-cell/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ction-oriented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venturous</text:p>
          </table:table-cell>
          <table:table-cell table:style-name="ce15"/>
          <table:table-cell table:style-name="ce15" office:value-type="float" office:value="62" calcext:value-type="float">
            <text:p>6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ggress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roganc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sertive</text:p>
          </table:table-cell>
          <table:table-cell table:style-name="ce15"/>
          <table:table-cell table:style-name="ce15" office:value-type="float" office:value="62" calcext:value-type="float">
            <text:p>6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etit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ce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age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ynamic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ily Bored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rceful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roic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ce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uls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/>
          <table:table-cell table:style-name="ce15" office:value-type="float" office:value="62" calcext:value-type="float">
            <text:p>6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ioneer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itive</text:p>
          </table:table-cell>
          <table:table-cell table:style-name="ce15"/>
          <table:table-cell table:style-name="ce15" office:value-type="float" office:value="62" calcext:value-type="float">
            <text:p>6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arrelsom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ish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reliable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llpower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5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Taurus</text:p>
          </table:table-cell>
          <table:table-cell office:value-type="string" calcext:value-type="string">
            <text:p>Possessions</text:p>
          </table:table-cell>
          <table:table-cell table:number-columns-repeated="3"/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Realistically</text:p>
          </table:table-cell>
          <table:table-cell table:number-columns-repeated="3"/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have</text:p>
          </table:table-cell>
          <table:table-cell table:style-name="Default"/>
          <table:table-cell/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Obedience</text:p>
          </table:table-cell>
          <table:table-cell/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sinesslike</text:p>
          </table:table-cell>
          <table:table-cell table:style-name="ce15"/>
          <table:table-cell table:style-name="ce15" office:value-type="float" office:value="68" calcext:value-type="float">
            <text:p>6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eative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durance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reed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flexible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ealou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azines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terialism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urishing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tience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essive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ity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listic</text:p>
          </table:table-cell>
          <table:table-cell table:style-name="ce15"/>
          <table:table-cell table:style-name="ce15" office:value-type="float" office:value="68" calcext:value-type="float">
            <text:p>6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iability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iable</text:p>
          </table:table-cell>
          <table:table-cell table:style-name="ce15" office:value-type="float" office:value="41" calcext:value-type="float">
            <text:p>4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indulgent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able</text:p>
          </table:table-cell>
          <table:table-cell table:style-name="ce15" office:value-type="float" office:value="41" calcext:value-type="float">
            <text:p>4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eadines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ong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ubborn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67" calcext:value-type="float">
            <text:p>6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Gemini</text:p>
          </table:table-cell>
          <table:table-cell office:value-type="string" calcext:value-type="string">
            <text:p>Variety</text:p>
          </table:table-cell>
          <table:table-cell table:number-columns-repeated="3"/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Intelligently</text:p>
          </table:table-cell>
          <table:table-cell table:number-columns-repeated="3"/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think</text:p>
          </table:table-cell>
          <table:table-cell table:style-name="Default"/>
          <table:table-cell/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Wisdom</text:p>
          </table:table-cell>
          <table:table-cell/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 office:value-type="string" calcext:value-type="string">
            <text:p>Alertnes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municator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urious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verse interest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ckl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ssiping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quisitiv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lligent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urotic</text:p>
          </table:table-cell>
          <table:table-cell table:style-name="ce15"/>
          <table:table-cell table:style-name="ce15" office:value-type="string" calcext:value-type="string">
            <text:p>73,7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estioning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ick-minded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tless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alesman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hallownes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perficial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isciplined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ariety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ersatil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tty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Cancer</text:p>
          </table:table-cell>
          <table:table-cell office:value-type="string" calcext:value-type="string">
            <text:p>Tenacity</text:p>
          </table:table-cell>
          <table:table-cell table:number-columns-repeated="3"/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Carefully</text:p>
          </table:table-cell>
          <table:table-cell table:number-columns-repeated="3"/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feel</text:p>
          </table:table-cell>
          <table:table-cell table:number-columns-repeated="2"/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style-name="Default"/>
          <table:table-cell/>
          <table:table-cell office:value-type="string" calcext:value-type="string">
            <text:p>Harmony</text:p>
          </table:table-cell>
          <table:table-cell/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style-name="Default"/>
          <table:table-cell table:number-columns-repeated="2"/>
          <table:table-cell office:value-type="string" calcext:value-type="string">
            <text:p>Anxiety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ring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80,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bative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fensive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harmony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mestic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otional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pathic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mily-oriented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ecurity</text:p>
          </table:table-cell>
          <table:table-cell table:style-name="ce15"/>
          <table:table-cell table:style-name="ce15" office:value-type="string" calcext:value-type="string">
            <text:p>79,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ightful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uitive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80" calcext:value-type="float">
            <text:p>8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ing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oody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urture</text:p>
          </table:table-cell>
          <table:table-cell table:style-name="ce15"/>
          <table:table-cell table:style-name="ce15" office:value-type="string" calcext:value-type="string">
            <text:p>79,8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ibilities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ssurance</text:p>
          </table:table-cell>
          <table:table-cell table:style-name="ce15"/>
          <table:table-cell table:style-name="ce15" office:value-type="float" office:value="79" calcext:value-type="float">
            <text:p>7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clusive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nsitive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hy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ong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enacious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imid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81" calcext:value-type="float">
            <text:p>81</text:p>
          </table:table-cell>
          <table:table-cell table:style-name="ce15" table:number-columns-repeated="7"/>
          <table:table-cell table:number-columns-repeated="1010"/>
        </table:table-row>
        <table:table-row table:style-name="ro2" table:number-rows-repeated="3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Leo</text:p>
          </table:table-cell>
          <table:table-cell office:value-type="string" calcext:value-type="string">
            <text:p>Power</text:p>
          </table:table-cell>
          <table:table-cell table:number-columns-repeated="3"/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Proudly</text:p>
          </table:table-cell>
          <table:table-cell table:number-columns-repeated="3"/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will</text:p>
          </table:table-cell>
          <table:table-cell table:number-columns-repeated="2"/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Gratitude</text:p>
          </table:table-cell>
          <table:table-cell/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ffectionate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mbitious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lunt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ceit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ce</text:p>
          </table:table-cell>
          <table:table-cell table:style-name="ce15"/>
          <table:table-cell table:style-name="ce15" office:value-type="string" calcext:value-type="string">
            <text:p>85,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mineering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gotistical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85,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ergy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lamboyant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erous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85,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gratitude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85" calcext:value-type="float">
            <text:p>8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gnanimous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ble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stentatious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utspoken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ver-confident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adiant</text:p>
          </table:table-cell>
          <table:table-cell table:style-name="ce15"/>
          <table:table-cell table:style-name="ce15" office:value-type="float" office:value="86" calcext:value-type="float">
            <text:p>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oman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86" calcext:value-type="float">
            <text:p>8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emperamental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Virgo</text:p>
          </table:table-cell>
          <table:table-cell office:value-type="string" calcext:value-type="string">
            <text:p>Service</text:p>
          </table:table-cell>
          <table:table-cell table:number-columns-repeated="3"/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Precisely</text:p>
          </table:table-cell>
          <table:table-cell table:number-columns-repeated="3"/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analyze</text:p>
          </table:table-cell>
          <table:table-cell table:number-columns-repeated="2"/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ivine Justice</text:p>
          </table:table-cell>
          <table:table-cell/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alytical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xiety</text:p>
          </table:table-cell>
          <table:table-cell table:style-name="ce15"/>
          <table:table-cell table:style-name="ce15" office:value-type="string" calcext:value-type="string">
            <text:p>91,9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scientious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itic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ail-oriented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2" calcext:value-type="float">
            <text:p>9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organization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uty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icient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ussi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adstrong</text:p>
          </table:table-cell>
          <table:table-cell table:style-name="ce15"/>
          <table:table-cell table:style-name="ce15" office:value-type="float" office:value="93" calcext:value-type="float">
            <text:p>9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ustriou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nt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thodic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at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rfection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tti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 </text:p>
          </table:table-cell>
          <table:table-cell table:style-name="ce15" office:value-type="string" calcext:value-type="string">
            <text:p>47,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urity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iable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horough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orry</text:p>
          </table:table-cell>
          <table:table-cell table:style-name="ce15"/>
          <table:table-cell table:style-name="ce15" office:value-type="float" office:value="92" calcext:value-type="float">
            <text:p>92</text:p>
          </table:table-cell>
          <table:table-cell table:style-name="ce15" table:number-columns-repeated="7"/>
          <table:table-cell table:number-columns-repeated="1010"/>
        </table:table-row>
        <table:table-row table:style-name="ro2" table:number-rows-repeated="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Libra</text:p>
          </table:table-cell>
          <table:table-cell office:value-type="string" calcext:value-type="string">
            <text:p>Harmony</text:p>
          </table:table-cell>
          <table:table-cell table:number-columns-repeated="3"/>
          <table:table-cell table:style-name="ce15" office:value-type="float" office:value="50" calcext:value-type="float">
            <text:p>5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Adaptively</text:p>
          </table:table-cell>
          <table:table-cell table:number-columns-repeated="3"/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balance</text:p>
          </table:table-cell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ality</text:p>
          </table:table-cell>
          <table:table-cell/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anionship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lacent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t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siderate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operativ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ageous</text:p>
          </table:table-cell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fensive</text:p>
          </table:table-cell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pendent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xtravagant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irness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ckl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rm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tle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racious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d-working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monious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nest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active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ustic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terialistic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enness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rtnerships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ilient</text:p>
          </table:table-cell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omantic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ociabl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spicious</text:p>
          </table:table-cell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adventurous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7"/>
          <table:table-cell table:number-columns-repeated="1010"/>
        </table:table-row>
        <table:table-row table:style-name="ro2" table:number-rows-repeated="3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Scorpio</text:p>
          </table:table-cell>
          <table:table-cell office:value-type="string" calcext:value-type="string">
            <text:p>Resourcefulness</text:p>
          </table:table-cell>
          <table:table-cell table:number-columns-repeated="3"/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Intensely</text:p>
          </table:table-cell>
          <table:table-cell table:number-columns-repeated="3"/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desire; I want</text:p>
          </table:table-cell>
          <table:table-cell table:number-columns-repeated="2"/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Vision</text:p>
          </table:table-cell>
          <table:table-cell/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urious</text:p>
          </table:table-cell>
          <table:table-cell table:style-name="ce15"/>
          <table:table-cell table:style-name="ce15" office:value-type="float" office:value="104" calcext:value-type="float">
            <text:p>10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ynica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ermined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otiona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talistic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earless</text:p>
          </table:table-cell>
          <table:table-cell table:style-name="ce15"/>
          <table:table-cell table:style-name="ce15" office:value-type="float" office:value="103104" calcext:value-type="float">
            <text:p>103,10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rcefu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ro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nse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ealous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ssionate</text:p>
          </table:table-cell>
          <table:table-cell table:style-name="ce15"/>
          <table:table-cell table:style-name="ce15" office:value-type="float" office:value="103104" calcext:value-type="float">
            <text:p>103,10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rceptive</text:p>
          </table:table-cell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essive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entful</text:p>
          </table:table-cell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uthless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arcast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cretive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spicious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indictive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103104" calcext:value-type="float">
            <text:p>103,104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llpower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orkahol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number-columns-repeated="1010"/>
        </table:table-row>
        <table:table-row table:style-name="ro2" table:number-rows-repeated="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Saggitarius</text:p>
          </table:table-cell>
          <table:table-cell office:value-type="string" calcext:value-type="string">
            <text:p>Freedom</text:p>
          </table:table-cell>
          <table:table-cell table:number-columns-repeated="3"/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Far-reachingly</text:p>
          </table:table-cell>
          <table:table-cell table:number-columns-repeated="3"/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see</text:p>
          </table:table-cell>
          <table:table-cell table:number-columns-repeated="2"/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Victory</text:p>
          </table:table-cell>
          <table:table-cell table:number-columns-repeated="2"/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ctive</text:p>
          </table:table-cell>
          <table:table-cell table:style-name="ce15"/>
          <table:table-cell table:style-name="ce15" office:value-type="float" office:value="109110" calcext:value-type="float">
            <text:p>109,11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gumentative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lun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ming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t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y-going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lexible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iendly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erous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donistic</text:p>
          </table:table-cell>
          <table:table-cell table:style-name="ce15"/>
          <table:table-cell table:style-name="ce15" office:value-type="float" office:value="110" calcext:value-type="float">
            <text:p>11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nes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pefulness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t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arrow-minded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n-discriminating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verburdened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piritual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ctless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iscriminating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isionary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7"/>
          <table:table-cell table:number-columns-repeated="1010"/>
        </table:table-row>
        <table:table-row table:style-name="ro2" table:number-rows-repeated="5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Capricorn</text:p>
          </table:table-cell>
          <table:table-cell office:value-type="string" calcext:value-type="string">
            <text:p>Ambition</text:p>
          </table:table-cell>
          <table:table-cell table:number-columns-repeated="3"/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Usefully</text:p>
          </table:table-cell>
          <table:table-cell table:number-columns-repeated="3"/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use</text:p>
          </table:table-cell>
          <table:table-cell table:number-columns-repeated="2"/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ower</text:p>
          </table:table-cell>
          <table:table-cell/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mbit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/Overcaut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descending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trolling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dicated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ynamic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ergetic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ug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al-oriented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d-working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t</text:p>
          </table:table-cell>
          <table:table-cell table:style-name="ce15"/>
          <table:table-cell table:style-name="ce15" office:value-type="float" office:value="116" calcext:value-type="float">
            <text:p>11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flexible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thodic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at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 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116" calcext:value-type="float">
            <text:p>115,11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listic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pectfulnes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ponsible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eliant</text:p>
          </table:table-cell>
          <table:table-cell table:style-name="ce15"/>
          <table:table-cell table:style-name="ce15" office:value-type="float" office:value="116" calcext:value-type="float">
            <text:p>11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r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compromising</text:p>
          </table:table-cell>
          <table:table-cell table:style-name="ce15"/>
          <table:table-cell table:style-name="ce15" office:value-type="float" office:value="116" calcext:value-type="float">
            <text:p>116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Aquarius</text:p>
          </table:table-cell>
          <table:table-cell office:value-type="string" calcext:value-type="string">
            <text:p>Independence</text:p>
          </table:table-cell>
          <table:table-cell table:number-columns-repeated="3"/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Knowingly</text:p>
          </table:table-cell>
          <table:table-cell table:number-columns-repeated="3"/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know</text:p>
          </table:table-cell>
          <table:table-cell table:number-columns-repeated="2"/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ove</text:p>
          </table:table-cell>
          <table:table-cell/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rogant</text:p>
          </table:table-cell>
          <table:table-cell table:style-name="ce15"/>
          <table:table-cell table:style-name="ce15" office:value-type="float" office:value="121122" calcext:value-type="float">
            <text:p>121,12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roadminded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ermined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gmatic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ccentric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iendly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lpfu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umane/Humanitarian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ersona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novating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ransigent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vent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ing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a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rvou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enness</text:p>
          </table:table-cell>
          <table:table-cell table:style-name="ce15"/>
          <table:table-cell table:style-name="ce15" office:value-type="float" office:value="122" calcext:value-type="float">
            <text:p>12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bellious/Revolutionary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ighteous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riou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ubborn 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ctless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ireles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conventiona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sdom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number-columns-repeated="1010"/>
        </table:table-row>
        <table:table-row table:style-name="ro2" table:number-rows-repeated="4">
          <table:table-cell table:style-name="ce3"/>
          <table:table-cell table:number-columns-repeated="4"/>
          <table:table-cell table:style-name="ce15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Pisces</text:p>
          </table:table-cell>
          <table:table-cell office:value-type="string" calcext:value-type="string">
            <text:p>Compassion</text:p>
          </table:table-cell>
          <table:table-cell table:number-columns-repeated="3"/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office:value-type="string" calcext:value-type="string">
            <text:p>Sympathetically</text:p>
          </table:table-cell>
          <table:table-cell table:number-columns-repeated="3"/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/>
          <table:table-cell office:value-type="string" calcext:value-type="string">
            <text:p>I believe</text:p>
          </table:table-cell>
          <table:table-cell table:number-columns-repeated="2"/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4">
          <table:table-cell table:style-name="ce3"/>
          <table:table-cell/>
          <table:table-cell table:style-name="ce12" office:value-type="string" calcext:value-type="string">
            <text:p>I believe and often suffer</text:p>
          </table:table-cell>
          <table:table-cell table:number-columns-repeated="2"/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astery</text:p>
          </table:table-cell>
          <table:table-cell/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aptabl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rdened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reless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nge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Charit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assionat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ay-dreamer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pendent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ily Influenced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pathetic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aginat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ression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cis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uitive</text:p>
          </table:table-cell>
          <table:table-cell table:style-name="ce15"/>
          <table:table-cell table:style-name="ce15" office:value-type="float" office:value="128" calcext:value-type="float">
            <text:p>128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ystical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n-ambitious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Non-combat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Psychic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Receptiv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Respons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Secretive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Sensit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Stubborn 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8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Sympathetic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Vagu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Vulnerable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number-columns-repeated="1010"/>
        </table:table-row>
        <table:table-row table:style-name="ro2" table:number-rows-repeated="3">
          <table:table-cell table:number-columns-repeated="5"/>
          <table:table-cell table:style-name="ce15" table:number-columns-repeated="9"/>
          <table:table-cell table:number-columns-repeated="1010"/>
        </table:table-row>
        <table:table-row table:style-name="ro3">
          <table:table-cell table:style-name="ce2" office:value-type="string" calcext:value-type="string">
            <text:p>Abbrev.</text:p>
          </table:table-cell>
          <table:table-cell table:style-name="ce2" office:value-type="string" calcext:value-type="string">
            <text:p>Book</text:p>
          </table:table-cell>
          <table:table-cell table:style-name="ce2" table:number-columns-repeated="3"/>
          <table:table-cell table:style-name="ce16" table:number-columns-repeated="8"/>
          <table:table-cell table:style-name="ce15"/>
          <table:table-cell table:number-columns-repeated="1010"/>
        </table:table-row>
        <table:table-row table:style-name="ro2">
          <table:table-cell table:style-name="ce4" office:value-type="string" calcext:value-type="string">
            <text:p>Astrol for Begs</text:p>
          </table:table-cell>
          <table:table-cell office:value-type="string" calcext:value-type="string">
            <text:p><text:span text:style-name="T1">Astrology for Beginners </text:span>by William W. Hewitt, 199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ecret Lang</text:p>
          </table:table-cell>
          <table:table-cell office:value-type="string" calcext:value-type="string">
            <text:p><text:span text:style-name="T1">The Secret Language of Astrology </text:span>by Roy Gillett, 201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orn for This</text:p>
          </table:table-cell>
          <table:table-cell office:value-type="string" calcext:value-type="string">
            <text:p><text:span text:style-name="T1">You Were Born for This </text:span>by Chani Nicholas, 20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un Signs</text:p>
          </table:table-cell>
          <table:table-cell office:value-type="string" calcext:value-type="string">
            <text:p><text:span text:style-name="T1">Part 1 of Sun &amp; Moon Signs</text:span> 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oon Signs</text:p>
          </table:table-cell>
          <table:table-cell office:value-type="string" calcext:value-type="string">
            <text:p><text:span text:style-name="T2">Part 2 of Sun &amp; Moon Signs </text:span>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ssen Astrol</text:p>
          </table:table-cell>
          <table:table-cell office:value-type="string" calcext:value-type="string">
            <text:p><text:span text:style-name="T1">Essential Astrology </text:span>by Joanna Watters, 202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nly Ast Book</text:p>
          </table:table-cell>
          <table:table-cell office:value-type="string" calcext:value-type="string">
            <text:p><text:span text:style-name="T1">The Only Astrology Book You’ll Ever Need </text:span>by Joanna Martine Woolfolk, 1982-20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: Chapter 1 – <text:span text:style-name="T1">Su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on: Chapter 5 – <text:span text:style-name="T1">Moo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scend: Chapter 6 – <text:span text:style-name="T1">Your Ascendant and Its Power</text:span></text:p>
          </table:table-cell>
          <table:table-cell table:number-columns-repeated="1022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329:Sheet1.G3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4:47:29.220492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4:28:08.246515952</meta:creation-date>
    <meta:generator>LibreOffice/6.4.7.2$Linux_X86_64 LibreOffice_project/40$Build-2</meta:generator>
    <dc:date>2024-06-29T15:08:17.183961174</dc:date>
    <meta:editing-duration>P1DT2H6M58S</meta:editing-duration>
    <meta:editing-cycles>73</meta:editing-cycles>
    <meta:document-statistic meta:table-count="1" meta:cell-count="757" meta:object-count="0"/>
  </office:meta>
</office:document-meta>
</file>